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svg:font-family="Ami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paragraph-properties fo:text-align="end" style:justify-single-word="false" style:writing-mode="rl-tb"/>
    </style:style>
    <style:style style:name="P2" style:family="paragraph" style:parent-style-name="Text_20_body">
      <style:paragraph-properties fo:text-align="end" style:justify-single-word="false" style:writing-mode="rl-tb"/>
    </style:style>
    <style:style style:name="P3" style:family="paragraph" style:parent-style-name="Standard">
      <style:paragraph-properties fo:text-align="end" style:justify-single-word="false" style:writing-mode="rl-tb"/>
      <style:text-properties style:font-name="Amiri" fo:font-size="14pt" style:font-size-asian="12.25pt" style:font-size-complex="14pt"/>
    </style:style>
    <style:style style:name="P4" style:family="paragraph" style:parent-style-name="Text_20_body">
      <style:paragraph-properties fo:text-align="end" style:justify-single-word="false" style:writing-mode="rl-tb"/>
      <style:text-properties style:font-name="Amiri" fo:font-size="14pt" style:font-size-asian="12.25pt" style:font-size-complex="14pt"/>
    </style:style>
    <style:style style:name="P5" style:family="paragraph" style:parent-style-name="Standard">
      <style:paragraph-properties fo:text-align="end" style:justify-single-word="false" style:writing-mode="rl-tb"/>
      <style:text-properties style:font-name="Amiri" fo:font-size="14pt" officeooo:paragraph-rsid="0005ddb6" style:font-size-asian="12.25pt" style:font-size-complex="14pt"/>
    </style:style>
    <style:style style:name="P6" style:family="paragraph" style:parent-style-name="Standard">
      <style:paragraph-properties fo:text-align="end" style:justify-single-word="false" style:writing-mode="rl-tb"/>
      <style:text-properties style:font-name="Amiri" fo:font-size="14pt" officeooo:rsid="0004ed40" officeooo:paragraph-rsid="0004ed40" style:font-size-asian="12.25pt" style:font-size-complex="14pt"/>
    </style:style>
    <style:style style:name="P7" style:family="paragraph" style:parent-style-name="Standard">
      <style:paragraph-properties fo:text-align="start" style:justify-single-word="false" style:writing-mode="lr-tb"/>
      <style:text-properties style:font-name="Amiri" fo:font-size="14pt" style:font-size-asian="12.25pt" style:font-size-complex="14pt"/>
    </style:style>
    <style:style style:name="P8" style:family="paragraph" style:parent-style-name="Standard">
      <style:paragraph-properties fo:text-align="end" style:justify-single-word="false" style:writing-mode="rl-tb"/>
      <style:text-properties style:font-name="Amiri" fo:font-size="14pt" officeooo:rsid="00086995" officeooo:paragraph-rsid="00086995" style:font-size-asian="12.25pt" style:font-size-complex="14pt"/>
    </style:style>
    <style:style style:name="P9" style:family="paragraph" style:parent-style-name="Standard">
      <style:paragraph-properties fo:text-align="end" style:justify-single-word="false" style:writing-mode="rl-tb"/>
      <style:text-properties style:font-name="Amiri" fo:font-size="14pt" officeooo:rsid="00097e73" officeooo:paragraph-rsid="00097e73" style:font-size-asian="12.25pt" style:font-size-complex="14pt"/>
    </style:style>
    <style:style style:name="T1" style:family="text">
      <style:text-properties officeooo:rsid="0005ddb6"/>
    </style:style>
    <style:style style:name="T2" style:family="text">
      <style:text-properties officeooo:rsid="00097e73"/>
    </style:style>
    <style:style style:name="T3" style:family="text">
      <style:text-properties officeooo:rsid="000a74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الغاية:</text:p>
      <text:p text:style-name="P3">زيادة االستثمارات من جميع المصادر في مجالي البحث والتطوير، فضال عن</text:p>
      <text:p text:style-name="P3">بناء القدرات البشرية والمؤسسية، ألقل البلدان نموا في إطار بيئة مؤاتية</text:p>
      <text:p text:style-name="P3">دولية.</text:p>
      <text:p text:style-name="P3">زيادة االستثمار في البنية التحتية الرقمية المالئمة لدعم التنمية الرقمية</text:p>
      <text:p text:style-name="P3">المستدامة والشاملة للجميع، بما في ذلك في التعلم اإللكتروني والحوكمة</text:p>
      <text:p text:style-name="P3">اإللكترونية والتجارة اإللكترونية.</text:p>
      <text:p text:style-name="P3">التشجيع على نقل التكنولوجيا بشروط متفق عليها بصورة متبادلة، بما في</text:p>
      <text:p text:style-name="P3">ذلك التكنولوجيات الرقمية والسليمة بيئيا، إلى أقل البلدان نموا.</text:p>
      <text:p text:style-name="P3">التشجيع على تطوير نظم إيكولوجية فعالة ومتوازنة وشاملة للجميع</text:p>
      <text:p text:style-name="P3">وتمكينية لالبتكار واإلبداع في أقل البلدان نموا.</text:p>
      <text:p text:style-name="P3">يقوم كل بلد من أقل البلدان نموا بإنشاء ودعم معهد وطني للعلوم من</text:p>
      <text:p text:style-name="P3">أجل التشجيع على االبتكارات وأعمال البحث والتصميم والتطوير المحلية</text:p>
      <text:p text:style-name="P3">وتعزيزها، بما في ذلك في مجال التكنولوجيات الناشئة.</text:p>
      <text:p text:style-name="P3">التحول عن الموارد الطبيعية ذات القيمة المضافة المنخفضة والمنتجات</text:p>
      <text:p text:style-name="P3">ذات التكنولوجيا المنخفضة نحو المصنوعات ذات القيمة المضافة العالية،</text:p>
      <text:p text:style-name="P3">والمنتجات ذات التكنولوجيا العالية.</text:p>
      <text:p text:style-name="P3">| 33 | 2031-2022 ً برنامج عمل الدوحة لصالح أقل البلدان نموا2031-2022 ً برنامج عمل الدوحة لصالح أقل البلدان نموا</text:p>
      <text:p text:style-name="P3">بناء رأس المال البشري من خالل تطوير المهارات، بما في ذلك المهارات</text:p>
      <text:p text:style-name="P3">الرقمية ومحو األمية الرقمية، وتوسيع نطاق الكفاءات المهنية.</text:p>
      <text:p text:style-name="P3">التخفيف من اآلثار السلبية للتكنولوجيات الناشئة والجديدة والكاسحة.</text:p>
      <text:p text:style-name="P3"/>
      <text:p text:style-name="P4">و قد تم الاعلان عن انطلاق هذه العملية من طرف الأمين العام لدى وزارة الفلاحة و التنمية الريفية, حميد بن ساعد, بمقر الغرفة الوطنية للفلاحة, بحضور اطارات من وزارة الداخلية و الجماعات المحلية و ممثلي تعاونيات و فدراليات مختصة في تربية المواشي.</text:p>
      <text:p text:style-name="P2">و في كلمة له بالمناسبة, قال السيد الأمين العام لدى وزارة الفلاحة و التنمية الريفية أن هذه العملية تهدف "الى رقمنة قطاع المواشي من خلال إنشاء نظام وطني لتحديد الثروة الحيوانية و محاربة الأمراض المعدية و كذا تتبع كل منتوج يخرج من المزرعة من أجل حماية صحة المستهلك و مراقبة تحركات الثروة الحيوانية".</text:p>
      <text:p text:style-name="P2">كما تهدف هذه العملية إلى "الحصول على قطيع مسجل يسهل اختياره في إطار التحسين الوراثي والسماح أيضا للمربين بالاستفادة من الدعم الذي تقدمه الدولة", يبرز ذات المسؤول معلنا أنه سيتم الاحصاء النسبي للثروة الحيوانية نهاية 2022.</text:p>
      <text:p text:style-name="P2">وفي هذا السياق, اوضح السيد بن ساعد انه سيتم رقمنة قطاع المواشي بمشاركة الغرفة الوطنية للفلاحة و مصالح وزارة الداخلية و الجماعات المحلية, باعتبارها "تلعب دورا مهما" على المستوى المركزي و المحلي و كذا بمساعدة ذوي الاختصاص من تعاونيات و فدراليات مختصة في تربية المواشي.</text:p>
      <text:p text:style-name="P2"/>
      <text:p text:style-name="P2"><text:soft-page-break/></text:p>
      <text:p text:style-name="P1"><text:span text:style-name="Strong_20_Emphasis">واضاف المتحدث أن هذه العملية "المهمة" ستسمح بتسجيل كل المعلومات المتعلقة بالحيوان في قاعدة بيانات وطنية في اطار إجراء جرد كامل لجميع الحيوانات الموجودة على مستوى المستمرات الفلاحية, مؤكدا ان استعمال تكنولوجيا الرقمية و الإعلامية أصبح أمرا ضروريا في مجال احصاء الثروة الحيوانية من أجل بناء استراتيجية الأمن الغذائي.</text:span></text:p>
      <text:p text:style-name="P2">و من جانبه, اعتبر رئيس الغرفة الوطنية للفلاحة, يزيد حنبلي, ان عملية إحصاء الثروة الحيوانية تسمح بوضع أسس تنمية "حقيقية" التي تعتمد على احصائيات دقيقة لوضع برامج استشرافية تسمح بالحفاظ على الثروة الحيوانية بمشاركة جميع الفاعلين من موالين و فلاحين.</text:p>
      <text:p text:style-name="P2">و في نفس الاطار, اشار مدير العمل الاقليمي و الحضري لدى وازرة الداخلية و الجماعات المحلية, بلقاسم بوزيدي, ان دور قطاعه في عملية لإحصاء الثروة الحيوانية يتمثل في تدعيم و تأطير هذه العملية على المستوى المركزي و المحلي, مضيفا انها تندرج في برامج متكاملة للدولة لتجسيد الأمن الغذائي.</text:p>
      <text:p text:style-name="P2">و بدوره, ثمن كل من رئيس الفيدرالية الوطنية لمربي المواشي, عزاوي الجيلالي و رئيس الجمعية الوطنية لمربي المواشي, الحاج حيمون مصطفى, اطلاق هذه العملية, التي من شانها سيتم معرفة عدد الموالين "الحقيقين الجديرين بالاستفادة من اعانات الدولة", فضلا على احصاء الثروة الحيوانية و تعريفها.</text:p>
      <text:p text:style-name="P3">رسم الخرائط وتحديد الموقع الجغرافي لسلالات مختلفة من الأغنام.</text:p>
      <text:p text:style-name="P3"/>
      <text:p text:style-name="P3">التوصيف المظهري والوراثي لسلالات الأغنام. وتكييف برنامج لتحسين السلالات المهددة بالانقراض والحفاظ عليها.</text:p>
      <text:p text:style-name="P3"/>
      <text:p text:style-name="P3">اختيار السلالات وفقًا لإمكاناتها الإنتاجية لتحسين قيمة المنتجات الثانوية للأغنام.</text:p>
      <text:p text:style-name="P3"/>
      <text:p text:style-name="P7">Mapping and geolocation of different breeds of sheep.</text:p>
      <text:p text:style-name="P7"/>
      <text:p text:style-name="P7">Phenotypic and genotypic characterization of sheep breeds. and adaptation of a program for the improvement and preservation of endangered breeds.</text:p>
      <text:p text:style-name="P7"/>
      <text:p text:style-name="P7">Select breeds according to their production potential for better valorization of sheep by-products.</text:p>
      <text:p text:style-name="P7"/>
      <text:p text:style-name="P7">Census and development of a connected geolocation system for monitoring steppe livestock through the use of ear tags equipped with a GPS chip in order to monitor the health of steppe rangelands.</text:p>
      <text:p text:style-name="P7"><text:soft-page-break/></text:p>
      <text:p text:style-name="P7">Design of specific technical diagnostic supports and proposal of systems for implementing technical advice.</text:p>
      <text:p text:style-name="P7"/>
      <text:p text:style-name="P5">يعد تحديد الأغنام الفردية بدقة أمرًا بالغ الأهمية لإنشاء تربية حيوانية دقيقة. في عملية التعرف على الأغنام من خلال وجوهها، يمكن أن تؤثر التغييرات في وضعيات وجه الأغنام وزوايا الكاميرا المختلفة على دقة التعرف. في هذه الدراسة، قمنا ببناء نموذج جديد للتعرف على وجوه الأغنام. يتم استخدام بيانات وجه الأغنام بأوضاع وزوايا مختلفة كمدخلات في شبكة استخلاص المعالم الثنائية، والتي تستخرج السمات المهمة لوجوه الأغنام بشكل منفصل. بعد ذلك، يتم استخدام طريقة دمج الميزات لدمج الميزات المستخرجة بواسطة الشبكة الثنائية للتعرف على وجوه الأغنام. توضح نتائجنا التجريبية أن دقة التعرف على الخوارزمية تبلغ 99.43%، مما يحقق التعرف الفردي على الأغنام في البيئات المعقدة مع تقليل تأثير الوضعية والزاوية على التعرف.</text:p>
      <text:p text:style-name="P5"/>
      <text:p text:style-name="P3"><text:span text:style-name="T1">إ</text:span>ن الشرط الأساسي لإنشاء مزارع الأغنام الرقمية وتربية الحيوانات الدقيقة هو التحديد الدقيق لهوية كل خروف. ونظرًا لعدم اليقين في التعرف على وجوه الأغنام، فإن الاختلافات في وضعية الأغنام وزاوية التصوير في عملية التعرف لها تأثير على دقة التعرف. في هذه الدراسة، نقترح نموذجًا للتعلم العميق يعتمد على خوارزمية RepVGG واستخراج الميزات الثنائية ودمجها للتعرف على وجوه الأغنام. تتكون مجموعات بيانات التدريب والاختبار النموذجية من صور لوجوه الأغنام على مسافات وزوايا مختلفة. قمنا أولاً بتصميم قناة استخراج الميزات بآلية الانتباه وكتل RepVGG. يتم استخدام آلية إعادة معلمة الكتلة RepVGG لتحقيق ضغط بدون فقدان للنموذج، وبالتالي تحسين كفاءة التعرف عليه. ثانيًا، يتم استخدام قناتين لاستخلاص الميزات لتشكيل شبكة استخلاص ميزات ثنائية الخط، والتي تستخرج ميزات مهمة لأوضاع وزوايا مختلفة لوجه الأغنام. وأخيرًا، يتم دمج الميزات بنفس المقياس من صور مختلفة لتحسين معلومات الميزة، وتحسين القدرة على التعرف وقوة الشبكة. توضح نتائج الاختبار أن النموذج المقترح يمكن أن يقلل بشكل فعال من تأثير وضع وجه الأغنام على دقة التعرف، حيث تصل معدلات التعرف إلى 95.95% و97.64% و99.43% لمجموعات البيانات الجانبية والأمامية والوجه الكامل للأغنام. على التوالي، متفوقًا على العديد من نماذج التعرف على وجوه الأغنام الحديثة.</text:p>
      <text:p text:style-name="P3"/>
      <text:p text:style-name="P3"><text:line-break/>مقدمة</text:p>
      <text:p text:style-name="P3">ومع التقدم التكنولوجي الحديث، يتسارع اتجاه التحول من الأنظمة الصغيرة الحجم والحرة إلى الأنظمة المكثفة والذكية لتربية الأغنام [1]. يعد التحديد الدقيق للأغنام الفردية شرطًا أساسيًا للزراعة الذكية، حيث يلعب دورًا حاسمًا في سجلات نمو الأغنام الفردية وإدارة التربية والحالة الصحية وتحليل السلوك [2]. تستخدم مزارع الماشية عادة الفحص البصري [3] أو أجهزة الاستشعار [4] مثل مقاييس التسارع، وأجهزة استشعار درجة الحموضة في الكرش، ومقاييس الحرارة لتقييم الحالة البدنية للماشية. عند العثور على ماشية مريضة، يجب أن يتم التعرف عليها من قبل المربي من مسافة قريبة وتسجيلها للعلاج <text:soft-page-break/>والتعامل معها لاحقًا. وهذه طريقة غير فعالة لتحديد الهوية، مما يعرض المربي أيضًا لخطر الإصابة بالأمراض الحيوانية المنشأ [5].</text:p>
      <text:p text:style-name="P3">يمكن استخدام تقنيات تحديد الهوية المادية، مثل وضع العلامات الصبغية، والعلامات التجارية الساخنة والباردة [6]، وقص الأذن ووضع العلامات عليها [7]، ووضع علامات على الأذن، وتحديد الترددات الراديوية (RFID) [8]، لتحديد هوية الماشية. وفقًا للمواقف البحثية للعديد من مزارع الأغنام في قانسو، الصين، فإن طرق تحديد علامة الأذن مثل علامات الأذن للتربية، وعلامات الأذن الإلكترونية، والرقائق المدمجة هي الأكثر استخدامًا في مزارع الأغنام المتوسطة والكبيرة الحجم. ومع ذلك، فإن علامات الأذن بها مشكلات مثل تساقط وتآكل رقم علامة الأذن [9]. تحتاج بعض الأغنام إلى ارتداء أكثر من علامة أذن واحدة، الأمر الذي قد يؤدي إلى التوتر، ويشكل مشاكل لرفاهية الأغنام وتربيتها [10]. تقنيات الرؤية البيومترية والكمبيوتر [11]، مثل التعرف على قزحية العين [12]، والتعرف على شبكية العين [13]، والتعرف على الوجه [14]، هي تقنيات تحديد الهوية بدون اتصال يمكنها معالجة القيود المفروضة على علامات الأذن. على الرغم من أن تقنيات التعرف على قزحية العين والشبكية قادرة على تحقيق معدلات دقة أعلى، إلا أنها لا يمكن تطبيقها بسهولة في مزارع الأغنام الكبيرة بسبب المعدات الباهظة الثمن ومتطلبات التجميع الصارمة التي تتطلبها. في المقابل، يمكن تنفيذ تقنية التعرف على الوجه باستخدام كاميرات أرخص وتتمتع بكمية كبيرة من بيانات الوجه. ومن خلال استخدام تكنولوجيا الرؤية الحاسوبية، يمكن التعرف على الأغنام الفردية بدقة في الوقت الحقيقي دون تشكيل عبئا اقتصاديا على المزارع.</text:p>
      <text:p text:style-name="P3">كانت هناك زيادة حديثة في عدد العلماء الذين يستخدمون تقنيات الرؤية الحاسوبية للتعرف على وجوه الحيوانات. على سبيل المثال، كوركي وآخرون. استخدم تقنية تحليل مكون مستقل مع مصنف مسافة جيب التمام لتحقيق التعرف على الوجه لـ 50 خروفًا بدقة التعرف على 95-96.3% [15]؛ ومع ذلك، تم استخدام 2-3 صور فقط لكل خروف ولم يتم استبعاد بعض عوامل التشتيت، مثل الإضاءة. في عام 2005، كيم وآخرون. تعلمت وجوه 12 من الماشية السوداء اليابانية باستخدام طريقة الشبكة العصبية للذاكرة الترابطية وتحققت من أداء التعرف على الصور المحولة. أشارت النتائج إلى أن تأثير التعرف كان جيدًا، لكن النموذج لا يمكنه معالجة البيانات في الوقت الفعلي، وبالتالي، لا يمكن تطبيقه بعد في مزارع الماشية [16]. كاي وآخرون. تحسين طريقة التعرف على وجه الثور ذات النمط الثنائي المحلي (LBP) على أساس التعرف على الوجه، والتي يمكن أن تتعرف على صور وجه الثور الرمادي بعد المعايرة باستخدام التحلل المتناثر ومنخفض الرتبة [17]. كومار وآخرون. الميزات المستخرجة من خلال LBP وتسريع تقنية الميزات القوية، ثم استخدام تقنية دمج القواعد والمرجحة لدمج ودمج الميزات للتعرف على وجه البقرة، حيث وصل معدل دقة التعرف إلى 92.5% [18]. ناوكي وآخرون. حقق التعرف على الوجه لـ 16 خنازير باستخدام طريقة eigenspace وتحليل المكون الرئيسي (PCA)، مما أدى إلى دقة قدرها 97.9٪، ولكن لم يتم أخذ تشابه مجموعة البيانات وزيادة البيانات في الاعتبار، ولم تكن الطريقة قوية [19].</text:p>
      <text:p text:style-name="P3">تعد الشبكات العصبية التلافيفية (CNNs) من أهم الشبكات في مجال التعلم العميق، والتي يمكنها استخلاص ميزات مهمة من البيانات [20]. دفع التقدم الذي حققته تقنية CNN في السنوات الأخيرة عددًا متزايدًا من العلماء إلى تطبيق هذه التقنية في مجال التعرف على وجه الماشية. هانسن وآخرون. تم اختبار 10 خنازير باستخدام ثلاث تقنيات التعرف [21]. أشارت النتائج إلى أن نموذج الشبكة العصبية التلافيفية الذي تم بناؤه ذاتيًا كان هو الأفضل في التعرف على 1553 صورة لوجه الخنزير تم <text:soft-page-break/>جمعها من العرض العلوي بدقة 96.7٪. ومع ذلك، بما أن الكاميرا الملتقطة كانت ثابتة لجمع صور الوجه الأمامي للخنازير أثناء الشرب، لم يتم التحقق من الصور من زوايا مختلفة. وانغ وآخرون. تم تطبيق مُحسِّن نزول التدرج العشوائي (SGD)، وتقدير اللحظة التكيفية (Adam)، ومُحسِّن الجذر التربيعي المتوسط ​​(RMSprop) على نموذج Lenet-5 للتعرف على وجوه الخنازير، حيث قدم مُحسِّن SGD أفضل دقة التعرف بنسبة 97.6٪ [22] . مارسوت وآخرون. اقترح إطارًا جديدًا للكشف أولاً عن عيون ووجوه الخنازير باستخدام طريقة Haar cascade المعدلة وشبكة CNN الضحلة للحصول على صور عالية الجودة لوجوه الخنازير، والتي أعقبتها شبكة عصبية تلافيفية عميقة لتحقيق التعرف على الوجه لـ 10 أشخاص.</text:p>
      <text:p text:style-name="P3"/>
      <text:p text:style-name="P8">==================</text:p>
      <text:p text:style-name="P8">تجرى الدراسة في منطقة الهضاب العليا البيض، وتشمل البلديات التالية: البيض، الرقاصة، ...، …. و ………</text:p>
      <text:p text:style-name="P8">منطقة البيض:</text:p>
      <text:p text:style-name="P8">1.1. الموقع الجغرافي</text:p>
      <text:p text:style-name="P8">تقع منطقة ........... تبلغ المساحة الإجمالية لمنطقة بلدية البيض ....كيلومتر مربع. </text:p>
      <text:p text:style-name="P8"><text:span text:style-name="T2">1.2</text:span>. الجيومورفولوجيا</text:p>
      <text:p text:style-name="P8">منطقة ............. تتكون تضاريس المنطقة <text:s/>من أربع مجموعات جيومورفولوجية كبيرة.</text:p>
      <text:p text:style-name="P8">- تقع الجبال في .......... المنطقة. وهي عمومًا خالية من أي نباتات طبيعية. أعلى نقطة فيها هي جبل ...............</text:p>
      <text:p text:style-name="P8">- تقع الهضاب بشكل كبير غرب المنطقةن. وتمتد على مساحة ......... الغطاء النباتي في الهضاب رقيق،</text:p>
      <text:p text:style-name="P8">مكونة من المواقع المميزة.</text:p>
      <text:p text:style-name="P8">- تمتد السهول في المحور الشرقي لللمنطقة وتغطي تقريبا كل دائرة......................</text:p>
      <text:p text:style-name="P9">3.1 المناخ:</text:p>
      <text:p text:style-name="P9">………………………………….</text:p>
      <text:p text:style-name="P9">4.1 الزراعة:</text:p>
      <text:p text:style-name="P9">………………………………………</text:p>
      <text:p text:style-name="P9"/>
      <text:p text:style-name="P9">التجربة 1. التوصيف المظهري لقطيع الأغنام في منطقة البيض</text:p>
      <text:p text:style-name="P9">1. إطار الدراسة</text:p>
      <text:p text:style-name="P9">أجريت الدراسة في أربع مناطق من ولاية البيض: …..، …..، ….. و ………... تم اختيار ثماني مزارع: أربع مزارع تقع في <text:s/>(….،…<text:span text:style-name="T3">..</text:span>ا)، ومزرعتان تقعان في () ومزرعة واحدة في (الجدول 5). كانت جميع المزارع المختارة خاصة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svg:font-family="Ami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14:29:44.707570006</meta:creation-date>
    <meta:editing-duration>PT13H47M15S</meta:editing-duration>
    <meta:editing-cycles>2</meta:editing-cycles>
    <meta:generator>LibreOffice/7.3.7.2$Linux_X86_64 LibreOffice_project/30$Build-2</meta:generator>
    <dc:date>2023-12-22T14:29:51.701089516</dc:date>
    <meta:document-statistic meta:table-count="0" meta:image-count="0" meta:object-count="0" meta:page-count="5" meta:paragraph-count="62" meta:word-count="1816" meta:character-count="11345" meta:non-whitespace-character-count="9585"/>
  </office:meta>
</office:document-meta>
</file>